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Frutiger Light Condense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Animation tool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Manual anim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Rigging and bones</text:span></text:p>
                <text:list>
                  <text:list-item>
                    <text:p text:style-name="P6"><text:span text:style-name="T1">Skinning: </text:span><text:span text:style-name="T1"><text:a xlink:href="https://webglfundamentals.org/webgl/lessons/webgl-skinning.html" xlink:type="simple">https://webglfundamentals.org/webgl/lessons/webgl-skinning.html</text:a></text:span></text:p>
                  </text:list-item>
                </text:list>
              </text:list-item>
              <text:list-item>
                <text:p text:style-name="P6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Motion capture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Procedural anim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7"><text:span text:style-name="T2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Texture anim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 applies to surface can be dynamic</text:span></text:p>
              </text:list-item>
              <text:list-item>
                <text:p><text:span text:style-name="T1">Texture coordinates do not have to be static</text:span></text:p>
              </text:list-item>
              <text:list-item>
                <text:p><text:span text:style-name="T1">Phyiscal simulations or procedural textures can be stored in array of images</text:span></text:p>
                <text:list>
                  <text:list-item>
                    <text:p><text:span text:style-name="T3">Example: VFX using Houdin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3-01-10T15:08:40.707136163</dc:date>
    <meta:editing-duration>PT1M53S</meta:editing-duration>
    <meta:editing-cycles>3</meta:editing-cycles>
    <meta:document-statistic meta:object-count="48"/>
  </office:meta>
</office:document-meta>
</file>